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_nonce_size" table:style-name="ta1">
        <table:shapes>
          <draw:frame draw:z-index="0" draw:style-name="gr1" draw:text-style-name="P1" svg:width="8.0402in" svg:height="4.7382in" svg:x="4.0047in" svg:y="0.1669in">
            <draw:object draw:notify-on-update-of-ranges="hash_nonce_size.A1:hash_nonce_size.A1 hash_nonce_size.A2:hash_nonce_size.A28 hash_nonce_size.B1:hash_nonce_size.B1 hash_nonce_size.B2:hash_nonce_size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3689in" svg:height="6.5358in" svg:x="17.2343in" svg:y="3.6709in">
            <draw:object draw:notify-on-update-of-ranges="hash_nonce_size.A30:hash_nonce_size.A30 hash_nonce_size.B30:hash_nonce_size.I30 hash_nonce_size.A51:hash_nonce_size.A51 hash_nonce_size.B51:hash_nonce_size.I51 hash_nonce_size.A52:hash_nonce_size.A52 hash_nonce_size.B52:hash_nonce_size.I52 hash_nonce_size.A53:hash_nonce_size.A53 hash_nonce_size.B53:hash_nonce_size.I53 hash_nonce_size.A54:hash_nonce_size.A54 hash_nonce_size.B54:hash_nonce_size.I54 hash_nonce_size.A55:hash_nonce_size.A55 hash_nonce_size.B55:hash_nonce_size.I55 hash_nonce_size.A56:hash_nonce_size.A56 hash_nonce_size.B56:hash_nonce_size.I56 hash_nonce_size.A57:hash_nonce_size.A57 hash_nonce_size.B57:hash_nonce_size.I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num_leading_zeros</text:p>
          </table:table-cell>
          <table:table-cell office:value-type="string" calcext:value-type="string">
            <text:p><text:s/>seconds_per_hash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00000116409337194636" calcext:value-type="float">
            <text:p>1.16E-0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245041397586465" calcext:value-type="float">
            <text:p>2.45E-0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00410818421980366" calcext:value-type="float">
            <text:p>4.11E-0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0000716175548033789" calcext:value-type="float">
            <text:p>7.16E-0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00116546580800787" calcext:value-type="float">
            <text:p>1.17E-0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275571824796498" calcext:value-type="float">
            <text:p>2.76E-0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0437401017989032" calcext:value-type="float">
            <text:p>4.37E-0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0740231235977262" calcext:value-type="float">
            <text:p>7.40E-0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31218858796638" calcext:value-type="float">
            <text:p>0.00013121885879663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36882496811449" calcext:value-type="float">
            <text:p>0.00033688249681144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711049093981273" calcext:value-type="float">
            <text:p>0.00071104909398127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31157775607426" calcext:value-type="float">
            <text:p>0.0013115777560742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02816437603906" calcext:value-type="float">
            <text:p>0.00302816437603906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525701294012833" calcext:value-type="float">
            <text:p>0.0052570129401283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3363971200306" calcext:value-type="float">
            <text:p>0.01336397120030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51905191200785" calcext:value-type="float">
            <text:p>0.025190519120078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37597816006746" calcext:value-type="float">
            <text:p>0.043759781600674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2393655279884" calcext:value-type="float">
            <text:p>0.122393655279884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92418393919943" calcext:value-type="float">
            <text:p>0.192418393919943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1652195319999" calcext:value-type="float">
            <text:p>0.4165219531999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3288739384036" calcext:value-type="float">
            <text:p>1.03288739384036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96696540276054" calcext:value-type="float">
            <text:p>1.96696540276054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24391660880065" calcext:value-type="float">
            <text:p>3.24391660880065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63680593651952" calcext:value-type="float">
            <text:p>6.6368059365195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3032876987208" calcext:value-type="float">
            <text:p>14.3032876987208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.1922146551998" calcext:value-type="float">
            <text:p>28.1922146551998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.1996875238407" calcext:value-type="float">
            <text:p>47.1996875238407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# of Block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 * [.B30]" office:value-type="float" office:value="2" calcext:value-type="float">
            <text:p>2</text:p>
          </table:table-cell>
          <table:table-cell table:formula="of:=2 * [.C30]" office:value-type="float" office:value="4" calcext:value-type="float">
            <text:p>4</text:p>
          </table:table-cell>
          <table:table-cell table:formula="of:=2 * [.D30]" office:value-type="float" office:value="8" calcext:value-type="float">
            <text:p>8</text:p>
          </table:table-cell>
          <table:table-cell table:formula="of:=2 * [.E30]" office:value-type="float" office:value="16" calcext:value-type="float">
            <text:p>16</text:p>
          </table:table-cell>
          <table:table-cell table:formula="of:=2 * [.F30]" office:value-type="float" office:value="32" calcext:value-type="float">
            <text:p>32</text:p>
          </table:table-cell>
          <table:table-cell table:formula="of:=2 * [.G30]" office:value-type="float" office:value="64" calcext:value-type="float">
            <text:p>64</text:p>
          </table:table-cell>
          <table:table-cell table:formula="of:=2 * [.H30]" office:value-type="float" office:value="128" calcext:value-type="float">
            <text:p>128</text:p>
          </table:table-cell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[.$B2]*[.B$30]" office:value-type="float" office:value="0.00000116409337194636" calcext:value-type="float">
            <text:p>1.16409337194636E-06</text:p>
          </table:table-cell>
          <table:table-cell table:formula="of:=[.$B2]*[.C$30]" office:value-type="float" office:value="0.00000232818674389273" calcext:value-type="float">
            <text:p>2.32818674389273E-06</text:p>
          </table:table-cell>
          <table:table-cell table:formula="of:=[.$B2]*[.D$30]" office:value-type="float" office:value="0.00000465637348778546" calcext:value-type="float">
            <text:p>4.65637348778546E-06</text:p>
          </table:table-cell>
          <table:table-cell table:formula="of:=[.$B2]*[.E$30]" office:value-type="float" office:value="0.00000931274697557092" calcext:value-type="float">
            <text:p>9.31274697557092E-06</text:p>
          </table:table-cell>
          <table:table-cell table:formula="of:=[.$B2]*[.F$30]" office:value-type="float" office:value="0.0000186254939511418" calcext:value-type="float">
            <text:p>1.86254939511418E-05</text:p>
          </table:table-cell>
          <table:table-cell table:formula="of:=[.$B2]*[.G$30]" office:value-type="float" office:value="0.0000372509879022837" calcext:value-type="float">
            <text:p>3.72509879022837E-05</text:p>
          </table:table-cell>
          <table:table-cell table:formula="of:=[.$B2]*[.H$30]" office:value-type="float" office:value="0.0000745019758045673" calcext:value-type="float">
            <text:p>7.45019758045673E-05</text:p>
          </table:table-cell>
          <table:table-cell table:formula="of:=[.$B2]*[.I$30]" office:value-type="float" office:value="0.000149003951609135" calcext:value-type="float">
            <text:p>0.000149003951609135</text:p>
          </table:table-cell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formula="of:=[.$B3]*[.B$30]" office:value-type="float" office:value="0.00000245041397586465" calcext:value-type="float">
            <text:p>2.45041397586465E-06</text:p>
          </table:table-cell>
          <table:table-cell table:formula="of:=[.$B3]*[.C$30]" office:value-type="float" office:value="0.0000049008279517293" calcext:value-type="float">
            <text:p>4.9008279517293E-06</text:p>
          </table:table-cell>
          <table:table-cell table:formula="of:=[.$B3]*[.D$30]" office:value-type="float" office:value="0.0000098016559034586" calcext:value-type="float">
            <text:p>9.8016559034586E-06</text:p>
          </table:table-cell>
          <table:table-cell table:formula="of:=[.$B3]*[.E$30]" office:value-type="float" office:value="0.0000196033118069172" calcext:value-type="float">
            <text:p>1.96033118069172E-05</text:p>
          </table:table-cell>
          <table:table-cell table:formula="of:=[.$B3]*[.F$30]" office:value-type="float" office:value="0.0000392066236138344" calcext:value-type="float">
            <text:p>3.92066236138344E-05</text:p>
          </table:table-cell>
          <table:table-cell table:formula="of:=[.$B3]*[.G$30]" office:value-type="float" office:value="0.0000784132472276688" calcext:value-type="float">
            <text:p>7.84132472276688E-05</text:p>
          </table:table-cell>
          <table:table-cell table:formula="of:=[.$B3]*[.H$30]" office:value-type="float" office:value="0.000156826494455338" calcext:value-type="float">
            <text:p>0.000156826494455338</text:p>
          </table:table-cell>
          <table:table-cell table:formula="of:=[.$B3]*[.I$30]" office:value-type="float" office:value="0.000313652988910675" calcext:value-type="float">
            <text:p>0.000313652988910675</text:p>
          </table:table-cell>
        </table:table-row>
        <table:table-row table:style-name="ro1">
          <table:table-cell table:formula="of:=[.A4]" office:value-type="float" office:value="2" calcext:value-type="float">
            <text:p>2</text:p>
          </table:table-cell>
          <table:table-cell table:formula="of:=[.$B4]*[.B$30]" office:value-type="float" office:value="0.00000410818421980366" calcext:value-type="float">
            <text:p>4.10818421980366E-06</text:p>
          </table:table-cell>
          <table:table-cell table:formula="of:=[.$B4]*[.C$30]" office:value-type="float" office:value="0.00000821636843960732" calcext:value-type="float">
            <text:p>8.21636843960732E-06</text:p>
          </table:table-cell>
          <table:table-cell table:formula="of:=[.$B4]*[.D$30]" office:value-type="float" office:value="0.0000164327368792146" calcext:value-type="float">
            <text:p>1.64327368792146E-05</text:p>
          </table:table-cell>
          <table:table-cell table:formula="of:=[.$B4]*[.E$30]" office:value-type="float" office:value="0.0000328654737584293" calcext:value-type="float">
            <text:p>3.28654737584293E-05</text:p>
          </table:table-cell>
          <table:table-cell table:formula="of:=[.$B4]*[.F$30]" office:value-type="float" office:value="0.0000657309475168586" calcext:value-type="float">
            <text:p>6.57309475168586E-05</text:p>
          </table:table-cell>
          <table:table-cell table:formula="of:=[.$B4]*[.G$30]" office:value-type="float" office:value="0.000131461895033717" calcext:value-type="float">
            <text:p>0.000131461895033717</text:p>
          </table:table-cell>
          <table:table-cell table:formula="of:=[.$B4]*[.H$30]" office:value-type="float" office:value="0.000262923790067434" calcext:value-type="float">
            <text:p>0.000262923790067434</text:p>
          </table:table-cell>
          <table:table-cell table:formula="of:=[.$B4]*[.I$30]" office:value-type="float" office:value="0.000525847580134869" calcext:value-type="float">
            <text:p>0.000525847580134869</text:p>
          </table:table-cell>
        </table:table-row>
        <table:table-row table:style-name="ro1">
          <table:table-cell table:formula="of:=[.A5]" office:value-type="float" office:value="3" calcext:value-type="float">
            <text:p>3</text:p>
          </table:table-cell>
          <table:table-cell table:formula="of:=[.$B5]*[.B$30]" office:value-type="float" office:value="0.00000716175548033789" calcext:value-type="float">
            <text:p>7.16175548033789E-06</text:p>
          </table:table-cell>
          <table:table-cell table:formula="of:=[.$B5]*[.C$30]" office:value-type="float" office:value="0.0000143235109606758" calcext:value-type="float">
            <text:p>1.43235109606758E-05</text:p>
          </table:table-cell>
          <table:table-cell table:formula="of:=[.$B5]*[.D$30]" office:value-type="float" office:value="0.0000286470219213516" calcext:value-type="float">
            <text:p>2.86470219213516E-05</text:p>
          </table:table-cell>
          <table:table-cell table:formula="of:=[.$B5]*[.E$30]" office:value-type="float" office:value="0.0000572940438427031" calcext:value-type="float">
            <text:p>5.72940438427031E-05</text:p>
          </table:table-cell>
          <table:table-cell table:formula="of:=[.$B5]*[.F$30]" office:value-type="float" office:value="0.000114588087685406" calcext:value-type="float">
            <text:p>0.000114588087685406</text:p>
          </table:table-cell>
          <table:table-cell table:formula="of:=[.$B5]*[.G$30]" office:value-type="float" office:value="0.000229176175370812" calcext:value-type="float">
            <text:p>0.000229176175370812</text:p>
          </table:table-cell>
          <table:table-cell table:formula="of:=[.$B5]*[.H$30]" office:value-type="float" office:value="0.000458352350741625" calcext:value-type="float">
            <text:p>0.000458352350741625</text:p>
          </table:table-cell>
          <table:table-cell table:formula="of:=[.$B5]*[.I$30]" office:value-type="float" office:value="0.00091670470148325" calcext:value-type="float">
            <text:p>0.00091670470148325</text:p>
          </table:table-cell>
        </table:table-row>
        <table:table-row table:style-name="ro1">
          <table:table-cell table:formula="of:=[.A6]" office:value-type="float" office:value="4" calcext:value-type="float">
            <text:p>4</text:p>
          </table:table-cell>
          <table:table-cell table:formula="of:=[.$B6]*[.B$30]" office:value-type="float" office:value="0.0000116546580800787" calcext:value-type="float">
            <text:p>1.16546580800787E-05</text:p>
          </table:table-cell>
          <table:table-cell table:formula="of:=[.$B6]*[.C$30]" office:value-type="float" office:value="0.0000233093161601573" calcext:value-type="float">
            <text:p>2.33093161601573E-05</text:p>
          </table:table-cell>
          <table:table-cell table:formula="of:=[.$B6]*[.D$30]" office:value-type="float" office:value="0.0000466186323203146" calcext:value-type="float">
            <text:p>4.66186323203146E-05</text:p>
          </table:table-cell>
          <table:table-cell table:formula="of:=[.$B6]*[.E$30]" office:value-type="float" office:value="0.0000932372646406293" calcext:value-type="float">
            <text:p>9.32372646406293E-05</text:p>
          </table:table-cell>
          <table:table-cell table:formula="of:=[.$B6]*[.F$30]" office:value-type="float" office:value="0.000186474529281259" calcext:value-type="float">
            <text:p>0.000186474529281259</text:p>
          </table:table-cell>
          <table:table-cell table:formula="of:=[.$B6]*[.G$30]" office:value-type="float" office:value="0.000372949058562517" calcext:value-type="float">
            <text:p>0.000372949058562517</text:p>
          </table:table-cell>
          <table:table-cell table:formula="of:=[.$B6]*[.H$30]" office:value-type="float" office:value="0.000745898117125034" calcext:value-type="float">
            <text:p>0.000745898117125034</text:p>
          </table:table-cell>
          <table:table-cell table:formula="of:=[.$B6]*[.I$30]" office:value-type="float" office:value="0.00149179623425007" calcext:value-type="float">
            <text:p>0.00149179623425007</text:p>
          </table:table-cell>
        </table:table-row>
        <table:table-row table:style-name="ro1">
          <table:table-cell table:formula="of:=[.A7]" office:value-type="float" office:value="5" calcext:value-type="float">
            <text:p>5</text:p>
          </table:table-cell>
          <table:table-cell table:formula="of:=[.$B7]*[.B$30]" office:value-type="float" office:value="0.0000275571824796498" calcext:value-type="float">
            <text:p>2.75571824796498E-05</text:p>
          </table:table-cell>
          <table:table-cell table:formula="of:=[.$B7]*[.C$30]" office:value-type="float" office:value="0.0000551143649592996" calcext:value-type="float">
            <text:p>5.51143649592996E-05</text:p>
          </table:table-cell>
          <table:table-cell table:formula="of:=[.$B7]*[.D$30]" office:value-type="float" office:value="0.000110228729918599" calcext:value-type="float">
            <text:p>0.000110228729918599</text:p>
          </table:table-cell>
          <table:table-cell table:formula="of:=[.$B7]*[.E$30]" office:value-type="float" office:value="0.000220457459837198" calcext:value-type="float">
            <text:p>0.000220457459837198</text:p>
          </table:table-cell>
          <table:table-cell table:formula="of:=[.$B7]*[.F$30]" office:value-type="float" office:value="0.000440914919674397" calcext:value-type="float">
            <text:p>0.000440914919674397</text:p>
          </table:table-cell>
          <table:table-cell table:formula="of:=[.$B7]*[.G$30]" office:value-type="float" office:value="0.000881829839348793" calcext:value-type="float">
            <text:p>0.000881829839348793</text:p>
          </table:table-cell>
          <table:table-cell table:formula="of:=[.$B7]*[.H$30]" office:value-type="float" office:value="0.00176365967869759" calcext:value-type="float">
            <text:p>0.00176365967869759</text:p>
          </table:table-cell>
          <table:table-cell table:formula="of:=[.$B7]*[.I$30]" office:value-type="float" office:value="0.00352731935739517" calcext:value-type="float">
            <text:p>0.00352731935739517</text:p>
          </table:table-cell>
        </table:table-row>
        <table:table-row table:style-name="ro1">
          <table:table-cell table:formula="of:=[.A8]" office:value-type="float" office:value="6" calcext:value-type="float">
            <text:p>6</text:p>
          </table:table-cell>
          <table:table-cell table:formula="of:=[.$B8]*[.B$30]" office:value-type="float" office:value="0.0000437401017989032" calcext:value-type="float">
            <text:p>4.37401017989032E-05</text:p>
          </table:table-cell>
          <table:table-cell table:formula="of:=[.$B8]*[.C$30]" office:value-type="float" office:value="0.0000874802035978064" calcext:value-type="float">
            <text:p>8.74802035978064E-05</text:p>
          </table:table-cell>
          <table:table-cell table:formula="of:=[.$B8]*[.D$30]" office:value-type="float" office:value="0.000174960407195613" calcext:value-type="float">
            <text:p>0.000174960407195613</text:p>
          </table:table-cell>
          <table:table-cell table:formula="of:=[.$B8]*[.E$30]" office:value-type="float" office:value="0.000349920814391226" calcext:value-type="float">
            <text:p>0.000349920814391226</text:p>
          </table:table-cell>
          <table:table-cell table:formula="of:=[.$B8]*[.F$30]" office:value-type="float" office:value="0.000699841628782451" calcext:value-type="float">
            <text:p>0.000699841628782451</text:p>
          </table:table-cell>
          <table:table-cell table:formula="of:=[.$B8]*[.G$30]" office:value-type="float" office:value="0.0013996832575649" calcext:value-type="float">
            <text:p>0.0013996832575649</text:p>
          </table:table-cell>
          <table:table-cell table:formula="of:=[.$B8]*[.H$30]" office:value-type="float" office:value="0.0027993665151298" calcext:value-type="float">
            <text:p>0.0027993665151298</text:p>
          </table:table-cell>
          <table:table-cell table:formula="of:=[.$B8]*[.I$30]" office:value-type="float" office:value="0.00559873303025961" calcext:value-type="float">
            <text:p>0.00559873303025961</text:p>
          </table:table-cell>
        </table:table-row>
        <table:table-row table:style-name="ro1">
          <table:table-cell table:formula="of:=[.A9]" office:value-type="float" office:value="7" calcext:value-type="float">
            <text:p>7</text:p>
          </table:table-cell>
          <table:table-cell table:formula="of:=[.$B9]*[.B$30]" office:value-type="float" office:value="0.0000740231235977262" calcext:value-type="float">
            <text:p>7.40231235977262E-05</text:p>
          </table:table-cell>
          <table:table-cell table:formula="of:=[.$B9]*[.C$30]" office:value-type="float" office:value="0.000148046247195452" calcext:value-type="float">
            <text:p>0.000148046247195452</text:p>
          </table:table-cell>
          <table:table-cell table:formula="of:=[.$B9]*[.D$30]" office:value-type="float" office:value="0.000296092494390905" calcext:value-type="float">
            <text:p>0.000296092494390905</text:p>
          </table:table-cell>
          <table:table-cell table:formula="of:=[.$B9]*[.E$30]" office:value-type="float" office:value="0.00059218498878181" calcext:value-type="float">
            <text:p>0.00059218498878181</text:p>
          </table:table-cell>
          <table:table-cell table:formula="of:=[.$B9]*[.F$30]" office:value-type="float" office:value="0.00118436997756362" calcext:value-type="float">
            <text:p>0.00118436997756362</text:p>
          </table:table-cell>
          <table:table-cell table:formula="of:=[.$B9]*[.G$30]" office:value-type="float" office:value="0.00236873995512724" calcext:value-type="float">
            <text:p>0.00236873995512724</text:p>
          </table:table-cell>
          <table:table-cell table:formula="of:=[.$B9]*[.H$30]" office:value-type="float" office:value="0.00473747991025448" calcext:value-type="float">
            <text:p>0.00473747991025448</text:p>
          </table:table-cell>
          <table:table-cell table:formula="of:=[.$B9]*[.I$30]" office:value-type="float" office:value="0.00947495982050896" calcext:value-type="float">
            <text:p>0.00947495982050896</text:p>
          </table:table-cell>
        </table:table-row>
        <table:table-row table:style-name="ro1">
          <table:table-cell table:formula="of:=[.A10]" office:value-type="float" office:value="8" calcext:value-type="float">
            <text:p>8</text:p>
          </table:table-cell>
          <table:table-cell table:formula="of:=[.$B10]*[.B$30]" office:value-type="float" office:value="0.000131218858796638" calcext:value-type="float">
            <text:p>0.000131218858796638</text:p>
          </table:table-cell>
          <table:table-cell table:formula="of:=[.$B10]*[.C$30]" office:value-type="float" office:value="0.000262437717593275" calcext:value-type="float">
            <text:p>0.000262437717593275</text:p>
          </table:table-cell>
          <table:table-cell table:formula="of:=[.$B10]*[.D$30]" office:value-type="float" office:value="0.00052487543518655" calcext:value-type="float">
            <text:p>0.00052487543518655</text:p>
          </table:table-cell>
          <table:table-cell table:formula="of:=[.$B10]*[.E$30]" office:value-type="float" office:value="0.0010497508703731" calcext:value-type="float">
            <text:p>0.0010497508703731</text:p>
          </table:table-cell>
          <table:table-cell table:formula="of:=[.$B10]*[.F$30]" office:value-type="float" office:value="0.0020995017407462" calcext:value-type="float">
            <text:p>0.0020995017407462</text:p>
          </table:table-cell>
          <table:table-cell table:formula="of:=[.$B10]*[.G$30]" office:value-type="float" office:value="0.0041990034814924" calcext:value-type="float">
            <text:p>0.0041990034814924</text:p>
          </table:table-cell>
          <table:table-cell table:formula="of:=[.$B10]*[.H$30]" office:value-type="float" office:value="0.0083980069629848" calcext:value-type="float">
            <text:p>0.0083980069629848</text:p>
          </table:table-cell>
          <table:table-cell table:formula="of:=[.$B10]*[.I$30]" office:value-type="float" office:value="0.0167960139259696" calcext:value-type="float">
            <text:p>0.0167960139259696</text:p>
          </table:table-cell>
        </table:table-row>
        <table:table-row table:style-name="ro1">
          <table:table-cell table:formula="of:=[.A11]" office:value-type="float" office:value="9" calcext:value-type="float">
            <text:p>9</text:p>
          </table:table-cell>
          <table:table-cell table:formula="of:=[.$B11]*[.B$30]" office:value-type="float" office:value="0.000336882496811449" calcext:value-type="float">
            <text:p>0.000336882496811449</text:p>
          </table:table-cell>
          <table:table-cell table:formula="of:=[.$B11]*[.C$30]" office:value-type="float" office:value="0.000673764993622899" calcext:value-type="float">
            <text:p>0.000673764993622899</text:p>
          </table:table-cell>
          <table:table-cell table:formula="of:=[.$B11]*[.D$30]" office:value-type="float" office:value="0.0013475299872458" calcext:value-type="float">
            <text:p>0.0013475299872458</text:p>
          </table:table-cell>
          <table:table-cell table:formula="of:=[.$B11]*[.E$30]" office:value-type="float" office:value="0.0026950599744916" calcext:value-type="float">
            <text:p>0.0026950599744916</text:p>
          </table:table-cell>
          <table:table-cell table:formula="of:=[.$B11]*[.F$30]" office:value-type="float" office:value="0.00539011994898319" calcext:value-type="float">
            <text:p>0.00539011994898319</text:p>
          </table:table-cell>
          <table:table-cell table:formula="of:=[.$B11]*[.G$30]" office:value-type="float" office:value="0.0107802398979664" calcext:value-type="float">
            <text:p>0.0107802398979664</text:p>
          </table:table-cell>
          <table:table-cell table:formula="of:=[.$B11]*[.H$30]" office:value-type="float" office:value="0.0215604797959328" calcext:value-type="float">
            <text:p>0.0215604797959328</text:p>
          </table:table-cell>
          <table:table-cell table:formula="of:=[.$B11]*[.I$30]" office:value-type="float" office:value="0.0431209595918655" calcext:value-type="float">
            <text:p>0.0431209595918655</text:p>
          </table:table-cell>
        </table:table-row>
        <table:table-row table:style-name="ro1">
          <table:table-cell table:formula="of:=[.A12]" office:value-type="float" office:value="10" calcext:value-type="float">
            <text:p>10</text:p>
          </table:table-cell>
          <table:table-cell table:formula="of:=[.$B12]*[.B$30]" office:value-type="float" office:value="0.000711049093981273" calcext:value-type="float">
            <text:p>0.000711049093981273</text:p>
          </table:table-cell>
          <table:table-cell table:formula="of:=[.$B12]*[.C$30]" office:value-type="float" office:value="0.00142209818796255" calcext:value-type="float">
            <text:p>0.00142209818796255</text:p>
          </table:table-cell>
          <table:table-cell table:formula="of:=[.$B12]*[.D$30]" office:value-type="float" office:value="0.00284419637592509" calcext:value-type="float">
            <text:p>0.00284419637592509</text:p>
          </table:table-cell>
          <table:table-cell table:formula="of:=[.$B12]*[.E$30]" office:value-type="float" office:value="0.00568839275185019" calcext:value-type="float">
            <text:p>0.00568839275185019</text:p>
          </table:table-cell>
          <table:table-cell table:formula="of:=[.$B12]*[.F$30]" office:value-type="float" office:value="0.0113767855037004" calcext:value-type="float">
            <text:p>0.0113767855037004</text:p>
          </table:table-cell>
          <table:table-cell table:formula="of:=[.$B12]*[.G$30]" office:value-type="float" office:value="0.0227535710074007" calcext:value-type="float">
            <text:p>0.0227535710074007</text:p>
          </table:table-cell>
          <table:table-cell table:formula="of:=[.$B12]*[.H$30]" office:value-type="float" office:value="0.0455071420148015" calcext:value-type="float">
            <text:p>0.0455071420148015</text:p>
          </table:table-cell>
          <table:table-cell table:formula="of:=[.$B12]*[.I$30]" office:value-type="float" office:value="0.091014284029603" calcext:value-type="float">
            <text:p>0.091014284029603</text:p>
          </table:table-cell>
        </table:table-row>
        <table:table-row table:style-name="ro1">
          <table:table-cell table:formula="of:=[.A13]" office:value-type="float" office:value="11" calcext:value-type="float">
            <text:p>11</text:p>
          </table:table-cell>
          <table:table-cell table:formula="of:=[.$B13]*[.B$30]" office:value-type="float" office:value="0.00131157775607426" calcext:value-type="float">
            <text:p>0.00131157775607426</text:p>
          </table:table-cell>
          <table:table-cell table:formula="of:=[.$B13]*[.C$30]" office:value-type="float" office:value="0.00262315551214851" calcext:value-type="float">
            <text:p>0.00262315551214851</text:p>
          </table:table-cell>
          <table:table-cell table:formula="of:=[.$B13]*[.D$30]" office:value-type="float" office:value="0.00524631102429703" calcext:value-type="float">
            <text:p>0.00524631102429703</text:p>
          </table:table-cell>
          <table:table-cell table:formula="of:=[.$B13]*[.E$30]" office:value-type="float" office:value="0.0104926220485941" calcext:value-type="float">
            <text:p>0.0104926220485941</text:p>
          </table:table-cell>
          <table:table-cell table:formula="of:=[.$B13]*[.F$30]" office:value-type="float" office:value="0.0209852440971881" calcext:value-type="float">
            <text:p>0.0209852440971881</text:p>
          </table:table-cell>
          <table:table-cell table:formula="of:=[.$B13]*[.G$30]" office:value-type="float" office:value="0.0419704881943762" calcext:value-type="float">
            <text:p>0.0419704881943762</text:p>
          </table:table-cell>
          <table:table-cell table:formula="of:=[.$B13]*[.H$30]" office:value-type="float" office:value="0.0839409763887525" calcext:value-type="float">
            <text:p>0.0839409763887525</text:p>
          </table:table-cell>
          <table:table-cell table:formula="of:=[.$B13]*[.I$30]" office:value-type="float" office:value="0.167881952777505" calcext:value-type="float">
            <text:p>0.167881952777505</text:p>
          </table:table-cell>
        </table:table-row>
        <table:table-row table:style-name="ro1">
          <table:table-cell table:formula="of:=[.A14]" office:value-type="float" office:value="12" calcext:value-type="float">
            <text:p>12</text:p>
          </table:table-cell>
          <table:table-cell table:formula="of:=[.$B14]*[.B$30]" office:value-type="float" office:value="0.00302816437603906" calcext:value-type="float">
            <text:p>0.00302816437603906</text:p>
          </table:table-cell>
          <table:table-cell table:formula="of:=[.$B14]*[.C$30]" office:value-type="float" office:value="0.00605632875207812" calcext:value-type="float">
            <text:p>0.00605632875207812</text:p>
          </table:table-cell>
          <table:table-cell table:formula="of:=[.$B14]*[.D$30]" office:value-type="float" office:value="0.0121126575041562" calcext:value-type="float">
            <text:p>0.0121126575041562</text:p>
          </table:table-cell>
          <table:table-cell table:formula="of:=[.$B14]*[.E$30]" office:value-type="float" office:value="0.0242253150083125" calcext:value-type="float">
            <text:p>0.0242253150083125</text:p>
          </table:table-cell>
          <table:table-cell table:formula="of:=[.$B14]*[.F$30]" office:value-type="float" office:value="0.0484506300166249" calcext:value-type="float">
            <text:p>0.0484506300166249</text:p>
          </table:table-cell>
          <table:table-cell table:formula="of:=[.$B14]*[.G$30]" office:value-type="float" office:value="0.0969012600332498" calcext:value-type="float">
            <text:p>0.0969012600332498</text:p>
          </table:table-cell>
          <table:table-cell table:formula="of:=[.$B14]*[.H$30]" office:value-type="float" office:value="0.1938025200665" calcext:value-type="float">
            <text:p>0.1938025200665</text:p>
          </table:table-cell>
          <table:table-cell table:formula="of:=[.$B14]*[.I$30]" office:value-type="float" office:value="0.387605040132999" calcext:value-type="float">
            <text:p>0.387605040132999</text:p>
          </table:table-cell>
        </table:table-row>
        <table:table-row table:style-name="ro1">
          <table:table-cell table:formula="of:=[.A15]" office:value-type="float" office:value="13" calcext:value-type="float">
            <text:p>13</text:p>
          </table:table-cell>
          <table:table-cell table:formula="of:=[.$B15]*[.B$30]" office:value-type="float" office:value="0.00525701294012833" calcext:value-type="float">
            <text:p>0.00525701294012833</text:p>
          </table:table-cell>
          <table:table-cell table:formula="of:=[.$B15]*[.C$30]" office:value-type="float" office:value="0.0105140258802567" calcext:value-type="float">
            <text:p>0.0105140258802567</text:p>
          </table:table-cell>
          <table:table-cell table:formula="of:=[.$B15]*[.D$30]" office:value-type="float" office:value="0.0210280517605133" calcext:value-type="float">
            <text:p>0.0210280517605133</text:p>
          </table:table-cell>
          <table:table-cell table:formula="of:=[.$B15]*[.E$30]" office:value-type="float" office:value="0.0420561035210267" calcext:value-type="float">
            <text:p>0.0420561035210267</text:p>
          </table:table-cell>
          <table:table-cell table:formula="of:=[.$B15]*[.F$30]" office:value-type="float" office:value="0.0841122070420533" calcext:value-type="float">
            <text:p>0.0841122070420533</text:p>
          </table:table-cell>
          <table:table-cell table:formula="of:=[.$B15]*[.G$30]" office:value-type="float" office:value="0.168224414084107" calcext:value-type="float">
            <text:p>0.168224414084107</text:p>
          </table:table-cell>
          <table:table-cell table:formula="of:=[.$B15]*[.H$30]" office:value-type="float" office:value="0.336448828168213" calcext:value-type="float">
            <text:p>0.336448828168213</text:p>
          </table:table-cell>
          <table:table-cell table:formula="of:=[.$B15]*[.I$30]" office:value-type="float" office:value="0.672897656336427" calcext:value-type="float">
            <text:p>0.672897656336427</text:p>
          </table:table-cell>
        </table:table-row>
        <table:table-row table:style-name="ro1">
          <table:table-cell table:formula="of:=[.A16]" office:value-type="float" office:value="14" calcext:value-type="float">
            <text:p>14</text:p>
          </table:table-cell>
          <table:table-cell table:formula="of:=[.$B16]*[.B$30]" office:value-type="float" office:value="0.013363971200306" calcext:value-type="float">
            <text:p>0.013363971200306</text:p>
          </table:table-cell>
          <table:table-cell table:formula="of:=[.$B16]*[.C$30]" office:value-type="float" office:value="0.0267279424006119" calcext:value-type="float">
            <text:p>0.0267279424006119</text:p>
          </table:table-cell>
          <table:table-cell table:formula="of:=[.$B16]*[.D$30]" office:value-type="float" office:value="0.0534558848012239" calcext:value-type="float">
            <text:p>0.0534558848012239</text:p>
          </table:table-cell>
          <table:table-cell table:formula="of:=[.$B16]*[.E$30]" office:value-type="float" office:value="0.106911769602448" calcext:value-type="float">
            <text:p>0.106911769602448</text:p>
          </table:table-cell>
          <table:table-cell table:formula="of:=[.$B16]*[.F$30]" office:value-type="float" office:value="0.213823539204895" calcext:value-type="float">
            <text:p>0.213823539204895</text:p>
          </table:table-cell>
          <table:table-cell table:formula="of:=[.$B16]*[.G$30]" office:value-type="float" office:value="0.427647078409791" calcext:value-type="float">
            <text:p>0.427647078409791</text:p>
          </table:table-cell>
          <table:table-cell table:formula="of:=[.$B16]*[.H$30]" office:value-type="float" office:value="0.855294156819582" calcext:value-type="float">
            <text:p>0.855294156819582</text:p>
          </table:table-cell>
          <table:table-cell table:formula="of:=[.$B16]*[.I$30]" office:value-type="float" office:value="1.71058831363916" calcext:value-type="float">
            <text:p>1.71058831363916</text:p>
          </table:table-cell>
        </table:table-row>
        <table:table-row table:style-name="ro1">
          <table:table-cell table:formula="of:=[.A17]" office:value-type="float" office:value="15" calcext:value-type="float">
            <text:p>15</text:p>
          </table:table-cell>
          <table:table-cell table:formula="of:=[.$B17]*[.B$30]" office:value-type="float" office:value="0.0251905191200785" calcext:value-type="float">
            <text:p>0.0251905191200785</text:p>
          </table:table-cell>
          <table:table-cell table:formula="of:=[.$B17]*[.C$30]" office:value-type="float" office:value="0.0503810382401571" calcext:value-type="float">
            <text:p>0.0503810382401571</text:p>
          </table:table-cell>
          <table:table-cell table:formula="of:=[.$B17]*[.D$30]" office:value-type="float" office:value="0.100762076480314" calcext:value-type="float">
            <text:p>0.100762076480314</text:p>
          </table:table-cell>
          <table:table-cell table:formula="of:=[.$B17]*[.E$30]" office:value-type="float" office:value="0.201524152960628" calcext:value-type="float">
            <text:p>0.201524152960628</text:p>
          </table:table-cell>
          <table:table-cell table:formula="of:=[.$B17]*[.F$30]" office:value-type="float" office:value="0.403048305921257" calcext:value-type="float">
            <text:p>0.403048305921257</text:p>
          </table:table-cell>
          <table:table-cell table:formula="of:=[.$B17]*[.G$30]" office:value-type="float" office:value="0.806096611842513" calcext:value-type="float">
            <text:p>0.806096611842513</text:p>
          </table:table-cell>
          <table:table-cell table:formula="of:=[.$B17]*[.H$30]" office:value-type="float" office:value="1.61219322368503" calcext:value-type="float">
            <text:p>1.61219322368503</text:p>
          </table:table-cell>
          <table:table-cell table:formula="of:=[.$B17]*[.I$30]" office:value-type="float" office:value="3.22438644737005" calcext:value-type="float">
            <text:p>3.22438644737005</text:p>
          </table:table-cell>
        </table:table-row>
        <table:table-row table:style-name="ro1">
          <table:table-cell table:formula="of:=[.A18]" office:value-type="float" office:value="16" calcext:value-type="float">
            <text:p>16</text:p>
          </table:table-cell>
          <table:table-cell table:formula="of:=[.$B18]*[.B$30]" office:value-type="float" office:value="0.0437597816006746" calcext:value-type="float">
            <text:p>0.0437597816006746</text:p>
          </table:table-cell>
          <table:table-cell table:formula="of:=[.$B18]*[.C$30]" office:value-type="float" office:value="0.0875195632013492" calcext:value-type="float">
            <text:p>0.0875195632013492</text:p>
          </table:table-cell>
          <table:table-cell table:formula="of:=[.$B18]*[.D$30]" office:value-type="float" office:value="0.175039126402698" calcext:value-type="float">
            <text:p>0.175039126402698</text:p>
          </table:table-cell>
          <table:table-cell table:formula="of:=[.$B18]*[.E$30]" office:value-type="float" office:value="0.350078252805397" calcext:value-type="float">
            <text:p>0.350078252805397</text:p>
          </table:table-cell>
          <table:table-cell table:formula="of:=[.$B18]*[.F$30]" office:value-type="float" office:value="0.700156505610794" calcext:value-type="float">
            <text:p>0.700156505610794</text:p>
          </table:table-cell>
          <table:table-cell table:formula="of:=[.$B18]*[.G$30]" office:value-type="float" office:value="1.40031301122159" calcext:value-type="float">
            <text:p>1.40031301122159</text:p>
          </table:table-cell>
          <table:table-cell table:formula="of:=[.$B18]*[.H$30]" office:value-type="float" office:value="2.80062602244318" calcext:value-type="float">
            <text:p>2.80062602244318</text:p>
          </table:table-cell>
          <table:table-cell table:formula="of:=[.$B18]*[.I$30]" office:value-type="float" office:value="5.60125204488635" calcext:value-type="float">
            <text:p>5.60125204488635</text:p>
          </table:table-cell>
        </table:table-row>
        <table:table-row table:style-name="ro1">
          <table:table-cell table:formula="of:=[.A19]" office:value-type="float" office:value="17" calcext:value-type="float">
            <text:p>17</text:p>
          </table:table-cell>
          <table:table-cell table:formula="of:=[.$B19]*[.B$30]" office:value-type="float" office:value="0.122393655279884" calcext:value-type="float">
            <text:p>0.122393655279884</text:p>
          </table:table-cell>
          <table:table-cell table:formula="of:=[.$B19]*[.C$30]" office:value-type="float" office:value="0.244787310559768" calcext:value-type="float">
            <text:p>0.244787310559768</text:p>
          </table:table-cell>
          <table:table-cell table:formula="of:=[.$B19]*[.D$30]" office:value-type="float" office:value="0.489574621119536" calcext:value-type="float">
            <text:p>0.489574621119536</text:p>
          </table:table-cell>
          <table:table-cell table:formula="of:=[.$B19]*[.E$30]" office:value-type="float" office:value="0.979149242239073" calcext:value-type="float">
            <text:p>0.979149242239073</text:p>
          </table:table-cell>
          <table:table-cell table:formula="of:=[.$B19]*[.F$30]" office:value-type="float" office:value="1.95829848447815" calcext:value-type="float">
            <text:p>1.95829848447815</text:p>
          </table:table-cell>
          <table:table-cell table:formula="of:=[.$B19]*[.G$30]" office:value-type="float" office:value="3.91659696895629" calcext:value-type="float">
            <text:p>3.91659696895629</text:p>
          </table:table-cell>
          <table:table-cell table:formula="of:=[.$B19]*[.H$30]" office:value-type="float" office:value="7.83319393791258" calcext:value-type="float">
            <text:p>7.83319393791258</text:p>
          </table:table-cell>
          <table:table-cell table:formula="of:=[.$B19]*[.I$30]" office:value-type="float" office:value="15.6663878758252" calcext:value-type="float">
            <text:p>15.6663878758252</text:p>
          </table:table-cell>
        </table:table-row>
        <table:table-row table:style-name="ro1">
          <table:table-cell table:formula="of:=[.A20]" office:value-type="float" office:value="18" calcext:value-type="float">
            <text:p>18</text:p>
          </table:table-cell>
          <table:table-cell table:formula="of:=[.$B20]*[.B$30]" office:value-type="float" office:value="0.192418393919943" calcext:value-type="float">
            <text:p>0.192418393919943</text:p>
          </table:table-cell>
          <table:table-cell table:formula="of:=[.$B20]*[.C$30]" office:value-type="float" office:value="0.384836787839886" calcext:value-type="float">
            <text:p>0.384836787839886</text:p>
          </table:table-cell>
          <table:table-cell table:formula="of:=[.$B20]*[.D$30]" office:value-type="float" office:value="0.769673575679772" calcext:value-type="float">
            <text:p>0.769673575679772</text:p>
          </table:table-cell>
          <table:table-cell table:formula="of:=[.$B20]*[.E$30]" office:value-type="float" office:value="1.53934715135954" calcext:value-type="float">
            <text:p>1.53934715135954</text:p>
          </table:table-cell>
          <table:table-cell table:formula="of:=[.$B20]*[.F$30]" office:value-type="float" office:value="3.07869430271909" calcext:value-type="float">
            <text:p>3.07869430271909</text:p>
          </table:table-cell>
          <table:table-cell table:formula="of:=[.$B20]*[.G$30]" office:value-type="float" office:value="6.15738860543817" calcext:value-type="float">
            <text:p>6.15738860543817</text:p>
          </table:table-cell>
          <table:table-cell table:formula="of:=[.$B20]*[.H$30]" office:value-type="float" office:value="12.3147772108763" calcext:value-type="float">
            <text:p>12.3147772108763</text:p>
          </table:table-cell>
          <table:table-cell table:formula="of:=[.$B20]*[.I$30]" office:value-type="float" office:value="24.6295544217527" calcext:value-type="float">
            <text:p>24.6295544217527</text:p>
          </table:table-cell>
        </table:table-row>
        <table:table-row table:style-name="ro1">
          <table:table-cell table:formula="of:=[.A21]" office:value-type="float" office:value="19" calcext:value-type="float">
            <text:p>19</text:p>
          </table:table-cell>
          <table:table-cell table:formula="of:=[.$B21]*[.B$30]" office:value-type="float" office:value="0.41652195319999" calcext:value-type="float">
            <text:p>0.41652195319999</text:p>
          </table:table-cell>
          <table:table-cell table:formula="of:=[.$B21]*[.C$30]" office:value-type="float" office:value="0.83304390639998" calcext:value-type="float">
            <text:p>0.83304390639998</text:p>
          </table:table-cell>
          <table:table-cell table:formula="of:=[.$B21]*[.D$30]" office:value-type="float" office:value="1.66608781279996" calcext:value-type="float">
            <text:p>1.66608781279996</text:p>
          </table:table-cell>
          <table:table-cell table:formula="of:=[.$B21]*[.E$30]" office:value-type="float" office:value="3.33217562559992" calcext:value-type="float">
            <text:p>3.33217562559992</text:p>
          </table:table-cell>
          <table:table-cell table:formula="of:=[.$B21]*[.F$30]" office:value-type="float" office:value="6.66435125119984" calcext:value-type="float">
            <text:p>6.66435125119984</text:p>
          </table:table-cell>
          <table:table-cell table:formula="of:=[.$B21]*[.G$30]" office:value-type="float" office:value="13.3287025023997" calcext:value-type="float">
            <text:p>13.3287025023997</text:p>
          </table:table-cell>
          <table:table-cell table:formula="of:=[.$B21]*[.H$30]" office:value-type="float" office:value="26.6574050047994" calcext:value-type="float">
            <text:p>26.6574050047994</text:p>
          </table:table-cell>
          <table:table-cell table:formula="of:=[.$B21]*[.I$30]" office:value-type="float" office:value="53.3148100095987" calcext:value-type="float">
            <text:p>53.3148100095987</text:p>
          </table:table-cell>
        </table:table-row>
        <table:table-row table:style-name="ro1">
          <table:table-cell table:formula="of:=[.A22]" office:value-type="float" office:value="20" calcext:value-type="float">
            <text:p>20</text:p>
          </table:table-cell>
          <table:table-cell table:formula="of:=[.$B22]*[.B$30]" office:value-type="float" office:value="1.03288739384036" calcext:value-type="float">
            <text:p>1.03288739384036</text:p>
          </table:table-cell>
          <table:table-cell table:formula="of:=[.$B22]*[.C$30]" office:value-type="float" office:value="2.06577478768071" calcext:value-type="float">
            <text:p>2.06577478768071</text:p>
          </table:table-cell>
          <table:table-cell table:formula="of:=[.$B22]*[.D$30]" office:value-type="float" office:value="4.13154957536142" calcext:value-type="float">
            <text:p>4.13154957536142</text:p>
          </table:table-cell>
          <table:table-cell table:formula="of:=[.$B22]*[.E$30]" office:value-type="float" office:value="8.26309915072285" calcext:value-type="float">
            <text:p>8.26309915072285</text:p>
          </table:table-cell>
          <table:table-cell table:formula="of:=[.$B22]*[.F$30]" office:value-type="float" office:value="16.5261983014457" calcext:value-type="float">
            <text:p>16.5261983014457</text:p>
          </table:table-cell>
          <table:table-cell table:formula="of:=[.$B22]*[.G$30]" office:value-type="float" office:value="33.0523966028914" calcext:value-type="float">
            <text:p>33.0523966028914</text:p>
          </table:table-cell>
          <table:table-cell table:formula="of:=[.$B22]*[.H$30]" office:value-type="float" office:value="66.1047932057828" calcext:value-type="float">
            <text:p>66.1047932057828</text:p>
          </table:table-cell>
          <table:table-cell table:formula="of:=[.$B22]*[.I$30]" office:value-type="float" office:value="132.209586411566" calcext:value-type="float">
            <text:p>132.209586411566</text:p>
          </table:table-cell>
        </table:table-row>
        <table:table-row table:style-name="ro1">
          <table:table-cell table:formula="of:=[.A23]" office:value-type="float" office:value="21" calcext:value-type="float">
            <text:p>21</text:p>
          </table:table-cell>
          <table:table-cell table:formula="of:=[.$B23]*[.B$30]" office:value-type="float" office:value="1.96696540276054" calcext:value-type="float">
            <text:p>1.96696540276054</text:p>
          </table:table-cell>
          <table:table-cell table:formula="of:=[.$B23]*[.C$30]" office:value-type="float" office:value="3.93393080552109" calcext:value-type="float">
            <text:p>3.93393080552109</text:p>
          </table:table-cell>
          <table:table-cell table:formula="of:=[.$B23]*[.D$30]" office:value-type="float" office:value="7.86786161104217" calcext:value-type="float">
            <text:p>7.86786161104217</text:p>
          </table:table-cell>
          <table:table-cell table:formula="of:=[.$B23]*[.E$30]" office:value-type="float" office:value="15.7357232220843" calcext:value-type="float">
            <text:p>15.7357232220843</text:p>
          </table:table-cell>
          <table:table-cell table:formula="of:=[.$B23]*[.F$30]" office:value-type="float" office:value="31.4714464441687" calcext:value-type="float">
            <text:p>31.4714464441687</text:p>
          </table:table-cell>
          <table:table-cell table:formula="of:=[.$B23]*[.G$30]" office:value-type="float" office:value="62.9428928883374" calcext:value-type="float">
            <text:p>62.9428928883374</text:p>
          </table:table-cell>
          <table:table-cell table:formula="of:=[.$B23]*[.H$30]" office:value-type="float" office:value="125.885785776675" calcext:value-type="float">
            <text:p>125.885785776675</text:p>
          </table:table-cell>
          <table:table-cell table:formula="of:=[.$B23]*[.I$30]" office:value-type="float" office:value="251.771571553349" calcext:value-type="float">
            <text:p>251.771571553349</text:p>
          </table:table-cell>
        </table:table-row>
        <table:table-row table:style-name="ro1">
          <table:table-cell table:formula="of:=[.A24]" office:value-type="float" office:value="22" calcext:value-type="float">
            <text:p>22</text:p>
          </table:table-cell>
          <table:table-cell table:formula="of:=[.$B24]*[.B$30]" office:value-type="float" office:value="3.24391660880065" calcext:value-type="float">
            <text:p>3.24391660880065</text:p>
          </table:table-cell>
          <table:table-cell table:formula="of:=[.$B24]*[.C$30]" office:value-type="float" office:value="6.48783321760129" calcext:value-type="float">
            <text:p>6.48783321760129</text:p>
          </table:table-cell>
          <table:table-cell table:formula="of:=[.$B24]*[.D$30]" office:value-type="float" office:value="12.9756664352026" calcext:value-type="float">
            <text:p>12.9756664352026</text:p>
          </table:table-cell>
          <table:table-cell table:formula="of:=[.$B24]*[.E$30]" office:value-type="float" office:value="25.9513328704052" calcext:value-type="float">
            <text:p>25.9513328704052</text:p>
          </table:table-cell>
          <table:table-cell table:formula="of:=[.$B24]*[.F$30]" office:value-type="float" office:value="51.9026657408103" calcext:value-type="float">
            <text:p>51.9026657408103</text:p>
          </table:table-cell>
          <table:table-cell table:formula="of:=[.$B24]*[.G$30]" office:value-type="float" office:value="103.805331481621" calcext:value-type="float">
            <text:p>103.805331481621</text:p>
          </table:table-cell>
          <table:table-cell table:formula="of:=[.$B24]*[.H$30]" office:value-type="float" office:value="207.610662963241" calcext:value-type="float">
            <text:p>207.610662963241</text:p>
          </table:table-cell>
          <table:table-cell table:formula="of:=[.$B24]*[.I$30]" office:value-type="float" office:value="415.221325926483" calcext:value-type="float">
            <text:p>415.221325926483</text:p>
          </table:table-cell>
        </table:table-row>
        <table:table-row table:style-name="ro1">
          <table:table-cell table:formula="of:=[.A25]" office:value-type="float" office:value="23" calcext:value-type="float">
            <text:p>23</text:p>
          </table:table-cell>
          <table:table-cell table:formula="of:=[.$B25]*[.B$30]" office:value-type="float" office:value="6.63680593651952" calcext:value-type="float">
            <text:p>6.63680593651952</text:p>
          </table:table-cell>
          <table:table-cell table:formula="of:=[.$B25]*[.C$30]" office:value-type="float" office:value="13.273611873039" calcext:value-type="float">
            <text:p>13.273611873039</text:p>
          </table:table-cell>
          <table:table-cell table:formula="of:=[.$B25]*[.D$30]" office:value-type="float" office:value="26.5472237460781" calcext:value-type="float">
            <text:p>26.5472237460781</text:p>
          </table:table-cell>
          <table:table-cell table:formula="of:=[.$B25]*[.E$30]" office:value-type="float" office:value="53.0944474921562" calcext:value-type="float">
            <text:p>53.0944474921562</text:p>
          </table:table-cell>
          <table:table-cell table:formula="of:=[.$B25]*[.F$30]" office:value-type="float" office:value="106.188894984312" calcext:value-type="float">
            <text:p>106.188894984312</text:p>
          </table:table-cell>
          <table:table-cell table:formula="of:=[.$B25]*[.G$30]" office:value-type="float" office:value="212.377789968625" calcext:value-type="float">
            <text:p>212.377789968625</text:p>
          </table:table-cell>
          <table:table-cell table:formula="of:=[.$B25]*[.H$30]" office:value-type="float" office:value="424.755579937249" calcext:value-type="float">
            <text:p>424.755579937249</text:p>
          </table:table-cell>
          <table:table-cell table:formula="of:=[.$B25]*[.I$30]" office:value-type="float" office:value="849.511159874499" calcext:value-type="float">
            <text:p>849.511159874499</text:p>
          </table:table-cell>
        </table:table-row>
        <table:table-row table:style-name="ro1">
          <table:table-cell table:formula="of:=[.A26]" office:value-type="float" office:value="24" calcext:value-type="float">
            <text:p>24</text:p>
          </table:table-cell>
          <table:table-cell table:formula="of:=[.$B26]*[.B$30]" office:value-type="float" office:value="14.3032876987208" calcext:value-type="float">
            <text:p>14.3032876987208</text:p>
          </table:table-cell>
          <table:table-cell table:formula="of:=[.$B26]*[.C$30]" office:value-type="float" office:value="28.6065753974416" calcext:value-type="float">
            <text:p>28.6065753974416</text:p>
          </table:table-cell>
          <table:table-cell table:formula="of:=[.$B26]*[.D$30]" office:value-type="float" office:value="57.2131507948833" calcext:value-type="float">
            <text:p>57.2131507948833</text:p>
          </table:table-cell>
          <table:table-cell table:formula="of:=[.$B26]*[.E$30]" office:value-type="float" office:value="114.426301589767" calcext:value-type="float">
            <text:p>114.426301589767</text:p>
          </table:table-cell>
          <table:table-cell table:formula="of:=[.$B26]*[.F$30]" office:value-type="float" office:value="228.852603179533" calcext:value-type="float">
            <text:p>228.852603179533</text:p>
          </table:table-cell>
          <table:table-cell table:formula="of:=[.$B26]*[.G$30]" office:value-type="float" office:value="457.705206359066" calcext:value-type="float">
            <text:p>457.705206359066</text:p>
          </table:table-cell>
          <table:table-cell table:formula="of:=[.$B26]*[.H$30]" office:value-type="float" office:value="915.410412718132" calcext:value-type="float">
            <text:p>915.410412718132</text:p>
          </table:table-cell>
          <table:table-cell table:formula="of:=[.$B26]*[.I$30]" office:value-type="float" office:value="1830.82082543626" calcext:value-type="float">
            <text:p>1830.82082543626</text:p>
          </table:table-cell>
        </table:table-row>
        <table:table-row table:style-name="ro1">
          <table:table-cell table:formula="of:=[.A27]" office:value-type="float" office:value="25" calcext:value-type="float">
            <text:p>25</text:p>
          </table:table-cell>
          <table:table-cell table:formula="of:=[.$B27]*[.B$30]" office:value-type="float" office:value="28.1922146551998" calcext:value-type="float">
            <text:p>28.1922146551998</text:p>
          </table:table-cell>
          <table:table-cell table:formula="of:=[.$B27]*[.C$30]" office:value-type="float" office:value="56.3844293103996" calcext:value-type="float">
            <text:p>56.3844293103996</text:p>
          </table:table-cell>
          <table:table-cell table:formula="of:=[.$B27]*[.D$30]" office:value-type="float" office:value="112.768858620799" calcext:value-type="float">
            <text:p>112.768858620799</text:p>
          </table:table-cell>
          <table:table-cell table:formula="of:=[.$B27]*[.E$30]" office:value-type="float" office:value="225.537717241598" calcext:value-type="float">
            <text:p>225.537717241598</text:p>
          </table:table-cell>
          <table:table-cell table:formula="of:=[.$B27]*[.F$30]" office:value-type="float" office:value="451.075434483197" calcext:value-type="float">
            <text:p>451.075434483197</text:p>
          </table:table-cell>
          <table:table-cell table:formula="of:=[.$B27]*[.G$30]" office:value-type="float" office:value="902.150868966393" calcext:value-type="float">
            <text:p>902.150868966393</text:p>
          </table:table-cell>
          <table:table-cell table:formula="of:=[.$B27]*[.H$30]" office:value-type="float" office:value="1804.30173793279" calcext:value-type="float">
            <text:p>1804.30173793279</text:p>
          </table:table-cell>
          <table:table-cell table:formula="of:=[.$B27]*[.I$30]" office:value-type="float" office:value="3608.60347586557" calcext:value-type="float">
            <text:p>3608.60347586557</text:p>
          </table:table-cell>
        </table:table-row>
        <table:table-row table:style-name="ro1">
          <table:table-cell table:formula="of:=[.A28]" office:value-type="float" office:value="26" calcext:value-type="float">
            <text:p>26</text:p>
          </table:table-cell>
          <table:table-cell table:formula="of:=[.$B28]*[.B$30]" office:value-type="float" office:value="47.1996875238407" calcext:value-type="float">
            <text:p>47.1996875238407</text:p>
          </table:table-cell>
          <table:table-cell table:formula="of:=[.$B28]*[.C$30]" office:value-type="float" office:value="94.3993750476814" calcext:value-type="float">
            <text:p>94.3993750476814</text:p>
          </table:table-cell>
          <table:table-cell table:formula="of:=[.$B28]*[.D$30]" office:value-type="float" office:value="188.798750095363" calcext:value-type="float">
            <text:p>188.798750095363</text:p>
          </table:table-cell>
          <table:table-cell table:formula="of:=[.$B28]*[.E$30]" office:value-type="float" office:value="377.597500190726" calcext:value-type="float">
            <text:p>377.597500190726</text:p>
          </table:table-cell>
          <table:table-cell table:formula="of:=[.$B28]*[.F$30]" office:value-type="float" office:value="755.195000381451" calcext:value-type="float">
            <text:p>755.195000381451</text:p>
          </table:table-cell>
          <table:table-cell table:formula="of:=[.$B28]*[.G$30]" office:value-type="float" office:value="1510.3900007629" calcext:value-type="float">
            <text:p>1510.3900007629</text:p>
          </table:table-cell>
          <table:table-cell table:formula="of:=[.$B28]*[.H$30]" office:value-type="float" office:value="3020.7800015258" calcext:value-type="float">
            <text:p>3020.7800015258</text:p>
          </table:table-cell>
          <table:table-cell table:formula="of:=[.$B28]*[.I$30]" office:value-type="float" office:value="6041.56000305161" calcext:value-type="float">
            <text:p>6041.560003051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3T16:28:00.479239769</dc:date>
    <meta:editing-duration>PT7H13M30S</meta:editing-duration>
    <meta:editing-cycles>5</meta:editing-cycles>
    <meta:generator>LibreOffice/7.2.6.2$Linux_X86_64 LibreOffice_project/20$Build-2</meta:generator>
    <meta:document-statistic meta:table-count="1" meta:cell-count="30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23cm" svg:height="12.036cm" xlink:href=".." xlink:type="simple" chart:class="chart:line" chart:style-name="ch1">
        <chart:title svg:x="7.694cm" svg:y="0.376cm" chart:style-name="ch2">
          <text:p>Time to Caclulate Nonce</text:p>
        </chart:title>
        <chart:subtitle svg:x="5.735cm" svg:y="1.395cm" chart:style-name="ch3">
          <text:p>11th Gen Intel(R) Core(TM) i7-1165G7 @ 2.80GHz</text:p>
        </chart:subtitle>
        <chart:plot-area chart:style-name="ch4" table:cell-range-address="hash_nonce_size.A1:hash_nonce_size.B28" chart:data-source-has-labels="both" svg:x="1.419cm" svg:y="2.318cm" svg:width="18.596cm" svg:height="8.497cm">
          <chart:coordinate-region svg:x="3.046cm" svg:y="2.517cm" svg:width="16.676cm" svg:height="7.651cm"/>
          <chart:axis chart:dimension="x" chart:name="primary-x" chart:style-name="ch5" chartooo:axis-type="auto">
            <chartooo:date-scale/>
            <chart:title svg:x="9.257cm" svg:y="11.055cm" chart:style-name="ch6">
              <text:p># Leading Zero Bits</text:p>
            </chart:title>
            <chart:categories table:cell-range-address="hash_nonce_size.A2:hash_nonce_size.A28"/>
            <chart:grid chart:style-name="ch7" chart:class="major"/>
          </chart:axis>
          <chart:axis chart:dimension="y" chart:name="primary-y" chart:style-name="ch8">
            <chart:title svg:x="0.451cm" svg:y="7.258cm" chart:style-name="ch9">
              <text:p>Seconds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hash_nonce_size.B2:hash_nonce_size.B28" chart:label-cell-address="hash_nonce_size.B1:hash_nonce_size.B1" chart:class="chart:line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econds_per_hash</text:p>
                <draw:g>
                  <svg:desc>hash_nonce_size.B1:hash_nonce_size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ash_nonce_size.A2:hash_nonce_size.A28</svg:desc>
                </draw:g>
              </table:table-cell>
              <table:table-cell office:value-type="float" office:value="0.00000116409337194636">
                <text:p>0.00000116409337194636</text:p>
                <draw:g>
                  <svg:desc>hash_nonce_size.B2:hash_nonce_size.B2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0245041397586465">
                <text:p>0.000002450413975864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410818421980366">
                <text:p>0.000004108184219803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716175548033789">
                <text:p>0.000007161755480337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116546580800787">
                <text:p>0.00001165465808007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275571824796498">
                <text:p>0.00002755718247964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437401017989032">
                <text:p>0.00004374010179890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740231235977262">
                <text:p>0.00007402312359772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131218858796638">
                <text:p>0.0001312188587966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336882496811449">
                <text:p>0.0003368824968114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711049093981273">
                <text:p>0.0007110490939812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131157775607426">
                <text:p>0.001311577756074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302816437603906">
                <text:p>0.003028164376039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525701294012833">
                <text:p>0.005257012940128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3363971200306">
                <text:p>0.01336397120030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251905191200785">
                <text:p>0.025190519120078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37597816006746">
                <text:p>0.043759781600674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22393655279884">
                <text:p>0.12239365527988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92418393919943">
                <text:p>0.1924183939199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1652195319999">
                <text:p>0.416521953199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03288739384036">
                <text:p>1.0328873938403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96696540276054">
                <text:p>1.9669654027605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.24391660880065">
                <text:p>3.2439166088006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63680593651952">
                <text:p>6.6368059365195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.3032876987208">
                <text:p>14.30328769872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8.1922146551998">
                <text:p>28.192214655199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7.1996875238407">
                <text:p>47.19968752384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svg:stroke-linecap="round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>
      <style:graphic-properties svg:stroke-color="#dddddd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958cm" svg:height="16.602cm" xlink:href=".." xlink:type="simple" chart:class="chart:line" chart:style-name="ch1">
        <chart:title svg:x="14.528cm" svg:y="0.468cm" chart:style-name="ch2">
          <text:p>Time to Calculate Chain</text:p>
        </chart:title>
        <chart:subtitle svg:x="12.503cm" svg:y="1.579cm" chart:style-name="ch3">
          <text:p>11th Gen Intel(R) Core(TM) i7-1165G7 @ 2.80GHz</text:p>
        </chart:subtitle>
        <chart:legend chart:legend-position="end" svg:x="5.072cm" svg:y="3.633cm" style:legend-expansion="custom" svg:width="1.504cm" svg:height="2.887cm" style:legend-expansion-aspect-ratio="0.520956009698649" chart:style-name="ch4"/>
        <chart:plot-area chart:style-name="ch5" table:cell-range-address="hash_nonce_size.A30:hash_nonce_size.I30 hash_nonce_size.A51:hash_nonce_size.I57" chart:data-source-has-labels="both" svg:x="1.69cm" svg:y="2.594cm" svg:width="29.875cm" svg:height="12.695cm">
          <chart:coordinate-region svg:x="2.497cm" svg:y="2.793cm" svg:width="28.418cm" svg:height="11.849cm"/>
          <chart:axis chart:dimension="x" chart:name="primary-x" chart:style-name="ch6" chartooo:axis-type="auto">
            <chartooo:date-scale/>
            <chart:title svg:x="15.789cm" svg:y="15.621cm" chart:style-name="ch7">
              <text:p># of Blocks</text:p>
            </chart:title>
            <chart:categories table:cell-range-address="hash_nonce_size.B30:hash_nonce_size.I30"/>
            <chart:grid chart:style-name="ch8" chart:class="major"/>
          </chart:axis>
          <chart:axis chart:dimension="x" chart:name="secondary-x" chart:style-name="ch9"/>
          <chart:axis chart:dimension="y" chart:name="primary-y" chart:style-name="ch10">
            <chart:title svg:x="0.451cm" svg:y="9.633cm" chart:style-name="ch11">
              <text:p>Seconds</text:p>
            </chart:title>
            <chart:grid chart:style-name="ch8" chart:class="major"/>
            <chart:grid chart:style-name="ch12" chart:class="minor"/>
          </chart:axis>
          <chart:series chart:style-name="ch13" chart:values-cell-range-address="hash_nonce_size.B51:hash_nonce_size.I51" chart:label-cell-address="hash_nonce_size.A51:hash_nonce_size.A51" chart:class="chart:line">
            <chart:data-point chart:repeated="8"/>
          </chart:series>
          <chart:series chart:style-name="ch14" chart:values-cell-range-address="hash_nonce_size.B52:hash_nonce_size.I52" chart:label-cell-address="hash_nonce_size.A52:hash_nonce_size.A52" chart:class="chart:line">
            <chart:data-point chart:repeated="8"/>
          </chart:series>
          <chart:series chart:style-name="ch15" chart:values-cell-range-address="hash_nonce_size.B53:hash_nonce_size.I53" chart:label-cell-address="hash_nonce_size.A53:hash_nonce_size.A53" chart:class="chart:line">
            <chart:data-point chart:repeated="8"/>
          </chart:series>
          <chart:series chart:style-name="ch16" chart:values-cell-range-address="hash_nonce_size.B54:hash_nonce_size.I54" chart:label-cell-address="hash_nonce_size.A54:hash_nonce_size.A54" chart:class="chart:line">
            <chart:data-point chart:repeated="8"/>
          </chart:series>
          <chart:series chart:style-name="ch17" chart:values-cell-range-address="hash_nonce_size.B55:hash_nonce_size.I55" chart:label-cell-address="hash_nonce_size.A55:hash_nonce_size.A55" chart:class="chart:line">
            <chart:data-point chart:repeated="8"/>
          </chart:series>
          <chart:series chart:style-name="ch18" chart:values-cell-range-address="hash_nonce_size.B56:hash_nonce_size.I56" chart:label-cell-address="hash_nonce_size.A56:hash_nonce_size.A56" chart:class="chart:line">
            <chart:data-point chart:repeated="8"/>
          </chart:series>
          <chart:series chart:style-name="ch19" chart:values-cell-range-address="hash_nonce_size.B57:hash_nonce_size.I57" chart:label-cell-address="hash_nonce_size.A57:hash_nonce_size.A57" chart:class="chart:line">
            <chart:data-point chart:repeated="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hash_nonce_size.B30:hash_nonce_size.I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20</text:p>
                <draw:g>
                  <svg:desc>hash_nonce_size.A51:hash_nonce_size.A51</svg:desc>
                </draw:g>
              </table:table-cell>
              <table:table-cell office:value-type="float" office:value="1.03288739384036">
                <text:p>1.03288739384036</text:p>
                <draw:g>
                  <svg:desc>hash_nonce_size.B51:hash_nonce_size.I51</svg:desc>
                </draw:g>
              </table:table-cell>
              <table:table-cell office:value-type="float" office:value="2.06577478768071">
                <text:p>2.06577478768071</text:p>
              </table:table-cell>
              <table:table-cell office:value-type="float" office:value="4.13154957536142">
                <text:p>4.13154957536142</text:p>
              </table:table-cell>
              <table:table-cell office:value-type="float" office:value="8.26309915072285">
                <text:p>8.26309915072285</text:p>
              </table:table-cell>
              <table:table-cell office:value-type="float" office:value="16.5261983014457">
                <text:p>16.5261983014457</text:p>
              </table:table-cell>
              <table:table-cell office:value-type="float" office:value="33.0523966028914">
                <text:p>33.0523966028914</text:p>
              </table:table-cell>
              <table:table-cell office:value-type="float" office:value="66.1047932057828">
                <text:p>66.1047932057828</text:p>
              </table:table-cell>
              <table:table-cell office:value-type="float" office:value="132.209586411566">
                <text:p>132.209586411566</text:p>
              </table:table-cell>
            </table:table-row>
            <table:table-row>
              <table:table-cell office:value-type="string">
                <text:p>21</text:p>
                <draw:g>
                  <svg:desc>hash_nonce_size.A52:hash_nonce_size.A52</svg:desc>
                </draw:g>
              </table:table-cell>
              <table:table-cell office:value-type="float" office:value="1.96696540276054">
                <text:p>1.96696540276054</text:p>
                <draw:g>
                  <svg:desc>hash_nonce_size.B52:hash_nonce_size.I52</svg:desc>
                </draw:g>
              </table:table-cell>
              <table:table-cell office:value-type="float" office:value="3.93393080552109">
                <text:p>3.93393080552109</text:p>
              </table:table-cell>
              <table:table-cell office:value-type="float" office:value="7.86786161104217">
                <text:p>7.86786161104217</text:p>
              </table:table-cell>
              <table:table-cell office:value-type="float" office:value="15.7357232220843">
                <text:p>15.7357232220843</text:p>
              </table:table-cell>
              <table:table-cell office:value-type="float" office:value="31.4714464441687">
                <text:p>31.4714464441687</text:p>
              </table:table-cell>
              <table:table-cell office:value-type="float" office:value="62.9428928883374">
                <text:p>62.9428928883374</text:p>
              </table:table-cell>
              <table:table-cell office:value-type="float" office:value="125.885785776675">
                <text:p>125.885785776675</text:p>
              </table:table-cell>
              <table:table-cell office:value-type="float" office:value="251.771571553349">
                <text:p>251.771571553349</text:p>
              </table:table-cell>
            </table:table-row>
            <table:table-row>
              <table:table-cell office:value-type="string">
                <text:p>22</text:p>
                <draw:g>
                  <svg:desc>hash_nonce_size.A53:hash_nonce_size.A53</svg:desc>
                </draw:g>
              </table:table-cell>
              <table:table-cell office:value-type="float" office:value="3.24391660880065">
                <text:p>3.24391660880065</text:p>
                <draw:g>
                  <svg:desc>hash_nonce_size.B53:hash_nonce_size.I53</svg:desc>
                </draw:g>
              </table:table-cell>
              <table:table-cell office:value-type="float" office:value="6.48783321760129">
                <text:p>6.48783321760129</text:p>
              </table:table-cell>
              <table:table-cell office:value-type="float" office:value="12.9756664352026">
                <text:p>12.9756664352026</text:p>
              </table:table-cell>
              <table:table-cell office:value-type="float" office:value="25.9513328704052">
                <text:p>25.9513328704052</text:p>
              </table:table-cell>
              <table:table-cell office:value-type="float" office:value="51.9026657408103">
                <text:p>51.9026657408103</text:p>
              </table:table-cell>
              <table:table-cell office:value-type="float" office:value="103.805331481621">
                <text:p>103.805331481621</text:p>
              </table:table-cell>
              <table:table-cell office:value-type="float" office:value="207.610662963241">
                <text:p>207.610662963241</text:p>
              </table:table-cell>
              <table:table-cell office:value-type="float" office:value="415.221325926483">
                <text:p>415.221325926483</text:p>
              </table:table-cell>
            </table:table-row>
            <table:table-row>
              <table:table-cell office:value-type="string">
                <text:p>23</text:p>
                <draw:g>
                  <svg:desc>hash_nonce_size.A54:hash_nonce_size.A54</svg:desc>
                </draw:g>
              </table:table-cell>
              <table:table-cell office:value-type="float" office:value="6.63680593651952">
                <text:p>6.63680593651952</text:p>
                <draw:g>
                  <svg:desc>hash_nonce_size.B54:hash_nonce_size.I54</svg:desc>
                </draw:g>
              </table:table-cell>
              <table:table-cell office:value-type="float" office:value="13.273611873039">
                <text:p>13.273611873039</text:p>
              </table:table-cell>
              <table:table-cell office:value-type="float" office:value="26.5472237460781">
                <text:p>26.5472237460781</text:p>
              </table:table-cell>
              <table:table-cell office:value-type="float" office:value="53.0944474921562">
                <text:p>53.0944474921562</text:p>
              </table:table-cell>
              <table:table-cell office:value-type="float" office:value="106.188894984312">
                <text:p>106.188894984312</text:p>
              </table:table-cell>
              <table:table-cell office:value-type="float" office:value="212.377789968625">
                <text:p>212.377789968625</text:p>
              </table:table-cell>
              <table:table-cell office:value-type="float" office:value="424.755579937249">
                <text:p>424.755579937249</text:p>
              </table:table-cell>
              <table:table-cell office:value-type="float" office:value="849.511159874499">
                <text:p>849.511159874499</text:p>
              </table:table-cell>
            </table:table-row>
            <table:table-row>
              <table:table-cell office:value-type="string">
                <text:p>24</text:p>
                <draw:g>
                  <svg:desc>hash_nonce_size.A55:hash_nonce_size.A55</svg:desc>
                </draw:g>
              </table:table-cell>
              <table:table-cell office:value-type="float" office:value="14.3032876987208">
                <text:p>14.3032876987208</text:p>
                <draw:g>
                  <svg:desc>hash_nonce_size.B55:hash_nonce_size.I55</svg:desc>
                </draw:g>
              </table:table-cell>
              <table:table-cell office:value-type="float" office:value="28.6065753974416">
                <text:p>28.6065753974416</text:p>
              </table:table-cell>
              <table:table-cell office:value-type="float" office:value="57.2131507948833">
                <text:p>57.2131507948833</text:p>
              </table:table-cell>
              <table:table-cell office:value-type="float" office:value="114.426301589767">
                <text:p>114.426301589767</text:p>
              </table:table-cell>
              <table:table-cell office:value-type="float" office:value="228.852603179533">
                <text:p>228.852603179533</text:p>
              </table:table-cell>
              <table:table-cell office:value-type="float" office:value="457.705206359066">
                <text:p>457.705206359066</text:p>
              </table:table-cell>
              <table:table-cell office:value-type="float" office:value="915.410412718132">
                <text:p>915.410412718132</text:p>
              </table:table-cell>
              <table:table-cell office:value-type="float" office:value="1830.82082543626">
                <text:p>1830.82082543626</text:p>
              </table:table-cell>
            </table:table-row>
            <table:table-row>
              <table:table-cell office:value-type="string">
                <text:p>25</text:p>
                <draw:g>
                  <svg:desc>hash_nonce_size.A56:hash_nonce_size.A56</svg:desc>
                </draw:g>
              </table:table-cell>
              <table:table-cell office:value-type="float" office:value="28.1922146551998">
                <text:p>28.1922146551998</text:p>
                <draw:g>
                  <svg:desc>hash_nonce_size.B56:hash_nonce_size.I56</svg:desc>
                </draw:g>
              </table:table-cell>
              <table:table-cell office:value-type="float" office:value="56.3844293103996">
                <text:p>56.3844293103996</text:p>
              </table:table-cell>
              <table:table-cell office:value-type="float" office:value="112.768858620799">
                <text:p>112.768858620799</text:p>
              </table:table-cell>
              <table:table-cell office:value-type="float" office:value="225.537717241598">
                <text:p>225.537717241598</text:p>
              </table:table-cell>
              <table:table-cell office:value-type="float" office:value="451.075434483197">
                <text:p>451.075434483197</text:p>
              </table:table-cell>
              <table:table-cell office:value-type="float" office:value="902.150868966393">
                <text:p>902.150868966393</text:p>
              </table:table-cell>
              <table:table-cell office:value-type="float" office:value="1804.30173793279">
                <text:p>1804.30173793279</text:p>
              </table:table-cell>
              <table:table-cell office:value-type="float" office:value="3608.60347586557">
                <text:p>3608.60347586557</text:p>
              </table:table-cell>
            </table:table-row>
            <table:table-row>
              <table:table-cell office:value-type="string">
                <text:p>26</text:p>
                <draw:g>
                  <svg:desc>hash_nonce_size.A57:hash_nonce_size.A57</svg:desc>
                </draw:g>
              </table:table-cell>
              <table:table-cell office:value-type="float" office:value="47.1996875238407">
                <text:p>47.1996875238407</text:p>
                <draw:g>
                  <svg:desc>hash_nonce_size.B57:hash_nonce_size.I57</svg:desc>
                </draw:g>
              </table:table-cell>
              <table:table-cell office:value-type="float" office:value="94.3993750476814">
                <text:p>94.3993750476814</text:p>
              </table:table-cell>
              <table:table-cell office:value-type="float" office:value="188.798750095363">
                <text:p>188.798750095363</text:p>
              </table:table-cell>
              <table:table-cell office:value-type="float" office:value="377.597500190726">
                <text:p>377.597500190726</text:p>
              </table:table-cell>
              <table:table-cell office:value-type="float" office:value="755.195000381451">
                <text:p>755.195000381451</text:p>
              </table:table-cell>
              <table:table-cell office:value-type="float" office:value="1510.3900007629">
                <text:p>1510.3900007629</text:p>
              </table:table-cell>
              <table:table-cell office:value-type="float" office:value="3020.7800015258">
                <text:p>3020.7800015258</text:p>
              </table:table-cell>
              <table:table-cell office:value-type="float" office:value="6041.56000305161">
                <text:p>6041.560003051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